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2.3437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6665in"/>
    </style:style>
    <style:style style:name="co13" style:family="table-column">
      <style:table-column-properties fo:break-before="auto" style:column-width="3.6772in"/>
    </style:style>
    <style:style style:name="co14" style:family="table-column">
      <style:table-column-properties fo:break-before="auto" style:column-width="1.448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4898in"/>
    </style:style>
    <style:style style:name="co18" style:family="table-column">
      <style:table-column-properties fo:break-before="auto" style:column-width="0.8854in"/>
    </style:style>
    <style:style style:name="co19" style:family="table-column">
      <style:table-column-properties fo:break-before="auto" style:column-width="0.7811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2.0728in"/>
    </style:style>
    <style:style style:name="co23" style:family="table-column">
      <style:table-column-properties fo:break-before="auto" style:column-width="1.5937in"/>
    </style:style>
    <style:style style:name="co24" style:family="table-column">
      <style:table-column-properties fo:break-before="auto" style:column-width="1.8543in"/>
    </style:style>
    <style:style style:name="co25" style:family="table-column">
      <style:table-column-properties fo:break-before="auto" style:column-width="2.1146in"/>
    </style:style>
    <style:style style:name="co26" style:family="table-column">
      <style:table-column-properties fo:break-before="auto" style:column-width="3.8228in"/>
    </style:style>
    <style:style style:name="co27" style:family="table-column">
      <style:table-column-properties fo:break-before="auto" style:column-width="1.2811in"/>
    </style:style>
    <style:style style:name="co28" style:family="table-column">
      <style:table-column-properties fo:break-before="auto" style:column-width="1.0937in"/>
    </style:style>
    <style:style style:name="co29" style:family="table-column">
      <style:table-column-properties fo:break-before="auto" style:column-width="1.1354in"/>
    </style:style>
    <style:style style:name="ro1" style:family="table-row">
      <style:table-row-properties style:row-height="0.4244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ro3" style:family="table-row">
      <style:table-row-properties style:row-height="0.5591in" fo:break-before="auto" style:use-optimal-row-height="true"/>
    </style:style>
    <style:style style:name="ro4" style:family="table-row">
      <style:table-row-properties style:row-height="0.963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ta1" style:family="table" style:master-page-name="PageStyle_5f_Story-CF1-SMFGI-xx">
      <style:table-properties table:display="true" style:writing-mode="lr-tb"/>
    </style:style>
    <style:style style:name="ta2" style:family="table" style:master-page-name="PageStyle_5f_Story-CF2-xxx-xx">
      <style:table-properties table:display="true" style:writing-mode="lr-tb"/>
    </style:style>
    <style:style style:name="ce1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d9ead3"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ead1dc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9d2e9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3f3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2cc" fo:wrap-option="wrap" style:vertical-align="bottom"/>
      <style:text-properties fo:color="#000000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d9ead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21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tory-CF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4" table:number-columns-repeated="241" table:default-cell-style-name="ce3"/>
        <table:table-column table:style-name="co16" table:number-columns-repeated="768" table:default-cell-style-name="ce3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Target emotions</text:p>
          </table:table-cell>
          <table:table-cell table:style-name="ce1" office:value-type="string" calcext:value-type="string">
            <text:p>Scene 1 graphic</text:p>
          </table:table-cell>
          <table:table-cell table:style-name="ce1" office:value-type="string" calcext:value-type="string">
            <text:p>Scene 2 graphic</text:p>
          </table:table-cell>
          <table:table-cell table:style-name="ce1" office:value-type="string" calcext:value-type="string">
            <text:p>Scene 3 graphic</text:p>
          </table:table-cell>
          <table:table-cell table:style-name="ce1" office:value-type="string" calcext:value-type="string">
            <text:p>Scene 4 graphic</text:p>
          </table:table-cell>
          <table:table-cell table:style-name="ce1" office:value-type="string" calcext:value-type="string">
            <text:p>Scene 1</text:p>
          </table:table-cell>
          <table:table-cell table:style-name="ce1" office:value-type="string" calcext:value-type="string">
            <text:p>Scene 2</text:p>
          </table:table-cell>
          <table:table-cell table:style-name="ce1" office:value-type="string" calcext:value-type="string">
            <text:p>Scene 3</text:p>
          </table:table-cell>
          <table:table-cell table:style-name="ce1" office:value-type="string" calcext:value-type="string">
            <text:p>Scene 4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Midway Question</text:p>
          </table:table-cell>
          <table:table-cell table:style-name="ce1" office:value-type="string" calcext:value-type="string">
            <text:p>Midway Question correct,incorrect</text:p>
          </table:table-cell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Question 1 correct,incorrect</text:p>
          </table:table-cell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Question 2 correct,incorrect</text:p>
          </table:table-cell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Question 3 correct,incorrect</text:p>
          </table:table-cell>
          <table:table-cell table:style-name="ce1" office:value-type="string" calcext:value-type="string">
            <text:p>Story order question 1</text:p>
          </table:table-cell>
          <table:table-cell table:style-name="ce1" office:value-type="string" calcext:value-type="string">
            <text:p>Story order question 1 correct,incorrect</text:p>
          </table:table-cell>
          <table:table-cell table:style-name="ce1" office:value-type="string" calcext:value-type="string">
            <text:p>Story order question 2</text:p>
          </table:table-cell>
          <table:table-cell table:style-name="ce1" office:value-type="string" calcext:value-type="string">
            <text:p>Story order question 2 correct,incorrect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3"/>
          <table:table-cell table:style-name="ce6" office:value-type="string" calcext:value-type="string">
            <text:p>Sally frowns at the end of the long line to order in a Cafe (left of the scene, and line would end where the girl in yellow is standing in the background image snapshot. the coffee table would be moved to the side)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7" office:value-type="string" calcext:value-type="string">
            <text:p>Sally cut the long line for lunch at the cafe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</text:p>
          </table:table-cell>
          <table:table-cell table:style-name="ce11" table:number-columns-repeated="2"/>
          <table:table-cell table:number-columns-repeated="2" table:style-name="ce10" office:value-type="string" calcext:value-type="string">
            <text:p>-</text:p>
          </table:table-cell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Sally frowns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7" office:value-type="string" calcext:value-type="string">
            <text:p>Sally was very hungry, so she went to the cafe for lunch. // Sally cut the long line and saw people frowning behind her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 happy,afraid</text:p>
          </table:table-cell>
          <table:table-cell table:style-name="ce11" table:number-columns-repeated="4"/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 // and saw people frowning behind her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</text:p>
          </table:table-cell>
          <table:table-cell table:style-name="ce11" table:number-columns-repeated="4"/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. // From the front of the line Sally saw frowning people in line behind her. // She went back. 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</text:p>
          </table:table-cell>
          <table:table-cell table:style-name="ce10" office:value-type="string" calcext:value-type="string">
            <text:p>How do the people in line feel when Sally cuts in front of them?</text:p>
          </table:table-cell>
          <table:table-cell table:style-name="ce10" office:value-type="string" calcext:value-type="string">
            <text:p>mad, happy, afraid</text:p>
          </table:table-cell>
          <table:table-cell table:style-name="ce11" table:number-columns-repeated="2"/>
          <table:table-cell table:style-name="ce13" table:number-columns-repeated="2"/>
          <table:table-cell table:number-columns-repeated="2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. // From the front of the line Sally saw frowning people in line behind her. // She went back. 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 happy,afraid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 happy, afraid</text:p>
          </table:table-cell>
          <table:table-cell table:style-name="ce11" table:number-columns-repeated="2"/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table:number-columns-repeated="2"/>
          <table:table-cell table:number-columns-repeated="99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 mad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. She waited in a long line for lunch. // Sally knew she couldn't eat until she got to the front, so she cut the line. // At the front of the line Sally saw frowning people in line behind her. // Sally knew they will now have to eat later than her. She went back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, mad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 happy, afraid, sad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sad,happy,mad,afraid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. She waited in a long line for lunch. // Sally knew she couldn't eat until she got to the front, so she cut the line. // At the front of the line Sally saw frowning people in line behind her. // Sally knew they will now have to eat later than her. She went back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 guilty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mad, 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calm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happy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calm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mad, 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nervous,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nervous,guilty</text:p>
          </table:table-cell>
          <table:table-cell table:style-name="ce11" office:value-type="string" calcext:value-type="string">
            <text:p>How does Sallyfeel when she finds out peoplein the line areupset?</text:p>
          </table:table-cell>
          <table:table-cell table:style-name="ce11" office:value-type="string" calcext:value-type="string">
            <text:p>guilty, calm,frustrated, mad, happy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 table:number-rows-repeated="4">
          <table:table-cell table:number-columns-repeated="1024"/>
        </table:table-row>
        <table:table-row table:style-name="ro6">
          <table:table-cell table:style-name="ce4" table:number-columns-repeated="9"/>
          <table:table-cell table:number-columns-repeated="1015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ory-CF2" table:style-name="ta2" table:print="false">
        <office:forms form:automatic-focus="false" form:apply-design-mode="false"/>
        <table:table-column table:style-name="co17" table:default-cell-style-name="ce16"/>
        <table:table-column table:style-name="co4" table:number-columns-repeated="3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24"/>
        <table:table-column table:style-name="co29" table:default-cell-style-name="ce24"/>
        <table:table-column table:style-name="co4" table:number-columns-repeated="240" table:default-cell-style-name="Default"/>
        <table:table-row table:style-name="ro7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Characters</text:p>
          </table:table-cell>
          <table:table-cell table:style-name="ce14" office:value-type="string" calcext:value-type="string">
            <text:p>Target emotions</text:p>
          </table:table-cell>
          <table:table-cell table:style-name="ce14" office:value-type="string" calcext:value-type="string">
            <text:p>Scene 1 graphic</text:p>
          </table:table-cell>
          <table:table-cell table:style-name="ce14" office:value-type="string" calcext:value-type="string">
            <text:p>Scene 2 graphic</text:p>
          </table:table-cell>
          <table:table-cell table:style-name="ce14" office:value-type="string" calcext:value-type="string">
            <text:p>Scene 3 graphic</text:p>
          </table:table-cell>
          <table:table-cell table:style-name="ce14" office:value-type="string" calcext:value-type="string">
            <text:p>Scene 4 graphic</text:p>
          </table:table-cell>
          <table:table-cell table:style-name="ce14" office:value-type="string" calcext:value-type="string">
            <text:p>Scene 1</text:p>
          </table:table-cell>
          <table:table-cell table:style-name="ce14" office:value-type="string" calcext:value-type="string">
            <text:p>Scene 2</text:p>
          </table:table-cell>
          <table:table-cell table:style-name="ce14" office:value-type="string" calcext:value-type="string">
            <text:p>Scene 3</text:p>
          </table:table-cell>
          <table:table-cell table:style-name="ce14" office:value-type="string" calcext:value-type="string">
            <text:p>Scene 4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Midway Question</text:p>
          </table:table-cell>
          <table:table-cell table:style-name="ce14" office:value-type="string" calcext:value-type="string">
            <text:p>Midway Question correct,incorrect</text:p>
          </table:table-cell>
          <table:table-cell table:style-name="ce14" office:value-type="string" calcext:value-type="string">
            <text:p>Question 1</text:p>
          </table:table-cell>
          <table:table-cell table:style-name="ce14" office:value-type="string" calcext:value-type="string">
            <text:p>Question 1 correct,incorrect</text:p>
          </table:table-cell>
          <table:table-cell table:style-name="ce14" office:value-type="string" calcext:value-type="string">
            <text:p>Question 2</text:p>
          </table:table-cell>
          <table:table-cell table:style-name="ce14" office:value-type="string" calcext:value-type="string">
            <text:p>Question 2 correct,incorrect</text:p>
          </table:table-cell>
          <table:table-cell table:style-name="ce14" office:value-type="string" calcext:value-type="string">
            <text:p>Question 3</text:p>
          </table:table-cell>
          <table:table-cell table:style-name="ce14" office:value-type="string" calcext:value-type="string">
            <text:p>Question 3 correct,incorrect</text:p>
          </table:table-cell>
          <table:table-cell table:style-name="ce14" office:value-type="string" calcext:value-type="string">
            <text:p>Story order question 1</text:p>
          </table:table-cell>
          <table:table-cell table:style-name="ce14" office:value-type="string" calcext:value-type="string">
            <text:p>Story order question 1 correct,incorrect</text:p>
          </table:table-cell>
          <table:table-cell table:style-name="ce14" office:value-type="string" calcext:value-type="string">
            <text:p>Story order question 2</text:p>
          </table:table-cell>
          <table:table-cell table:style-name="ce14" office:value-type="string" calcext:value-type="string">
            <text:p>Story order question 2 correct,incorrect</text:p>
          </table:table-cell>
          <table:table-cell table:number-columns-repeated="23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3"/>
          <table:table-cell table:style-name="ce19" office:value-type="string" calcext:value-type="string">
            <text:p>Bo's hands in the air with very excited face. Bo has a stethoscope on and his thought bubble shows "superhero figure = doctor figure". 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1" office:value-type="string" calcext:value-type="string">
            <text:p>Bo wanted to be a superhero so he could save lives.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9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1" office:value-type="string" calcext:value-type="string">
            <text:p>Darby told Bo that doctors save lives just like superheroes. // Bo decided he wanted to be a doctor so he could save lives, too!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9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Bo told Darby he wanted to be a superhero when he grows up. // Darby told Bo that doctors save lives just like superheroes. // Bo decided he wanted to be a doctor so he could save lives, too!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8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style-name="ce21" office:value-type="string" calcext:value-type="string">
            <text:p>At the cafe, // Bo told Darby and his mom that he wanted to be a superhero when he grows up so he can save people's lives. // Darby said, "That's what I do every day as a doctor!". // "Wow!" said Bo. "Now I want to be a doctor when I grow up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</text:p>
          </table:table-cell>
          <table:table-cell table:style-name="ce25" table:number-columns-repeated="2"/>
          <table:table-cell table:style-name="ce26" table:number-columns-repeated="4"/>
          <table:table-cell table:number-columns-repeated="231"/>
        </table:table-row>
        <table:table-row table:style-name="ro8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At the cafe, // Bo told Darby and his mom that he wanted to be a superhero when he grows up so he can save people's lives. // Darby said, "That's what I do every day as a doctor!". // "Wow!" said Bo. "Now I want to be a doctor when I grow up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</text:p>
          </table:table-cell>
          <table:table-cell table:style-name="ce25" table:number-columns-repeated="2"/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table:number-columns-repeated="2"/>
          <table:table-cell table:number-columns-repeated="231"/>
        </table:table-row>
        <table:table-row table:style-name="ro8"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told Darby, "When I grow up, I want to be a superhero so I can save people's lives!" // Darby laughed and said "That's what I do every day as a doctor!". // "Wow, really?" said Bo. "Now I want to be a doctor when I grow up! Doctors are superheroes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, afrai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, afraid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sad, mad, afrai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8"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r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told Darby, "When I grow up, I want to be a superhero so I can save people's lives!" // Darby laughed and said "That's what I do every day as a doctor!". // "Wow, really?" said Bo. "Now I want to be a doctor when I grow up! Doctors are superheroes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r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mad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mad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mad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guilty,bored,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ma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 frustrated,nervous,bored</text:p>
          </table:table-cell>
          <table:table-cell table:style-name="ce26" office:value-type="string" calcext:value-type="string">
            <office:annotation draw:style-name="gr1" draw:text-style-name="P1" svg:width="0.0004in" svg:height="13.2976in" svg:x="2.9846in" svg:y="7.75in" draw:caption-point-x="25.3343in" draw:caption-point-y="3.3197in">
              <dc:date>2016-09-13T00:00:00</dc:date>
              <text:p text:style-name="P1"><text:span text:style-name="T1">need another question - could be about bo's mom's confusion?</text:span></text:p>
              <text:p text:style-name="P1"><text:span text:style-name="T1">-Jacqueline Kory Westlund</text:span></text:p>
            </office:annotation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5" table:number-rows-repeated="2">
          <table:table-cell table:style-name="Default" table:number-columns-repeated="16"/>
          <table:table-cell table:number-columns-repeated="240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4:35:13.37147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y-CF1-SMFGI-xx" style:display-name="PageStyle_Story-CF1-SMFGI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CF2-xxx-xx" style:display-name="PageStyle_Story-CF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1-xxx-x" style:display-name="PageStyle_Story-BN1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2-xxx-x" style:display-name="PageStyle_Story-BN2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1-xxx-xx" style:display-name="PageStyle_Story-SH1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2-xx-x" style:display-name="PageStyle_Story-SH2-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1-SUG-xx" style:display-name="PageStyle_Story-BE1-SU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2-xxx-xx" style:display-name="PageStyle_Story-BE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1-SANCxx-xx" style:display-name="PageStyle_Story-AI1-SANC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2-MFG-xx" style:display-name="PageStyle_Story-AI2-MF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1-xxxx" style:display-name="PageStyle_Story-KI1-x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2-xxx" style:display-name="PageStyle_Story-KI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1-xxx" style:display-name="PageStyle_Story-LA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2-xxx" style:display-name="PageStyle_Story-LA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1-xxx" style:display-name="PageStyle_Story-LR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2-xxx" style:display-name="PageStyle_Story-LR2-xx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4:36:22.442041265</dc:date>
    <meta:editing-duration>PT2M49S</meta:editing-duration>
    <meta:editing-cycles>11</meta:editing-cycles>
    <meta:generator>LibreOffice/4.2.8.2$Linux_x86 LibreOffice_project/420m0$Build-2</meta:generator>
    <meta:document-statistic meta:table-count="2" meta:cell-count="482" meta:object-count="0"/>
  </office:meta>
</office:document-meta>
</file>